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9900" draw:textarea-horizontal-align="justify" draw:textarea-vertical-align="middle" draw:auto-grow-height="false" fo:min-height="0.834cm" fo:min-width="7.084cm"/>
    </style:style>
    <style:style style:name="gr2" style:family="graphic" style:parent-style-name="standard">
      <style:graphic-properties draw:fill-color="#009900" draw:textarea-horizontal-align="justify" draw:textarea-vertical-align="middle" draw:auto-grow-height="false" fo:min-height="0.75cm" fo:min-width="5cm"/>
    </style:style>
    <style:style style:name="gr3" style:family="graphic" style:parent-style-name="standard">
      <style:graphic-properties draw:fill-color="#009900" draw:textarea-horizontal-align="justify" draw:textarea-vertical-align="middle" draw:auto-grow-height="false" fo:min-height="2.3cm" fo:min-width="4cm"/>
    </style:style>
    <style:style style:name="gr4" style:family="graphic" style:parent-style-name="standard">
      <style:graphic-properties draw:fill-color="#009900" draw:textarea-horizontal-align="justify" draw:textarea-vertical-align="middle" draw:auto-grow-height="false" fo:min-height="2.45cm" fo:min-width="5.3cm"/>
    </style:style>
    <style:style style:name="gr5" style:family="graphic" style:parent-style-name="objectwithoutfill">
      <style:graphic-properties draw:marker-end="Arrow" draw:marker-end-width="0.3cm" draw:fill="none" draw:fill-color="#009900" draw:textarea-vertical-align="middle"/>
    </style:style>
    <style:style style:name="gr6" style:family="graphic" style:parent-style-name="objectwithoutfill">
      <style:graphic-properties draw:marker-end="Arrow" draw:marker-end-width="0.3cm" draw:fill="none" draw:fill-color="#009900" draw:textarea-vertical-align="middle"/>
    </style:style>
    <style:style style:name="gr7" style:family="graphic" style:parent-style-name="standard">
      <style:graphic-properties draw:fill-color="#009900" draw:textarea-horizontal-align="justify" draw:textarea-vertical-align="middle" draw:auto-grow-height="false" fo:min-height="1.95cm" fo:min-width="2.35cm"/>
    </style:style>
    <style:style style:name="gr8" style:family="graphic" style:parent-style-name="standard">
      <style:graphic-properties draw:fill-color="#009900" draw:textarea-horizontal-align="justify" draw:textarea-vertical-align="middle" draw:auto-grow-height="false" fo:min-height="2.45cm" fo:min-width="6.5cm"/>
    </style:style>
    <style:style style:name="gr9" style:family="graphic" style:parent-style-name="standard">
      <style:graphic-properties draw:fill-color="#009900" draw:textarea-horizontal-align="justify" draw:textarea-vertical-align="middle" draw:auto-grow-height="false" fo:min-height="2.85cm" fo:min-width="4.7cm"/>
    </style:style>
    <style:style style:name="gr10" style:family="graphic" style:parent-style-name="standard">
      <style:graphic-properties draw:fill-color="#009900" draw:textarea-horizontal-align="justify" draw:textarea-vertical-align="middle" draw:auto-grow-height="false" fo:min-height="2.55cm" fo:min-width="3.7cm"/>
    </style:style>
    <style:style style:name="gr11" style:family="graphic" style:parent-style-name="standard">
      <style:graphic-properties draw:fill-color="#009900" draw:textarea-horizontal-align="justify" draw:textarea-vertical-align="middle" draw:auto-grow-height="false" fo:min-height="2cm" fo:min-width="2.35cm"/>
    </style:style>
    <style:style style:name="gr12" style:family="graphic" style:parent-style-name="standard">
      <style:graphic-properties draw:fill-color="#009900" draw:textarea-horizontal-align="justify" draw:textarea-vertical-align="middle" draw:auto-grow-height="false" fo:min-height="2.4cm" fo:min-width="3.35cm"/>
    </style:style>
    <style:style style:name="gr13" style:family="graphic" style:parent-style-name="standard">
      <style:graphic-properties draw:fill-color="#009900" draw:textarea-horizontal-align="justify" draw:textarea-vertical-align="middle" draw:auto-grow-height="false" fo:min-height="1.65cm" fo:min-width="9.3cm"/>
    </style:style>
    <style:style style:name="gr14" style:family="graphic" style:parent-style-name="standard">
      <style:graphic-properties draw:fill-color="#009900" draw:textarea-horizontal-align="justify" draw:textarea-vertical-align="middle" draw:auto-grow-height="false" fo:min-height="2.05cm" fo:min-width="8.8cm"/>
    </style:style>
    <style:style style:name="P1" style:family="paragraph">
      <style:paragraph-properties fo:text-align="center"/>
    </style:style>
    <style:style style:name="P2" style:family="paragraph">
      <loext:graphic-properties draw:fill-color="#009900"/>
      <style:paragraph-properties fo:text-align="center"/>
    </style:style>
    <style:style style:name="P3" style:family="paragraph">
      <loext:graphic-properties draw:fill="none" draw:fill-color="#0099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.7cm" svg:height="1.2cm" svg:x="17.1cm" svg:y="1.6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5.5cm" svg:height="1cm" svg:x="24.2cm" svg:y="9.2cm">
          <text:p text:style-name="P1">Deserialize Data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8.999cm" svg:height="5.1cm" svg:x="16.5cm" svg:y="5cm">
          <text:p text:style-name="P1">Does user want to </text:p>
          <text:p text:style-name="P1">load existing system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4" draw:id="id4" draw:layer="layout" svg:width="5.8cm" svg:height="2.7cm" svg:x="18.5cm" svg:y="14.3cm">
          <text:p text:style-name="P1">Wait, Let user view, </text:p>
          <text:p text:style-name="P1">edit and add data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20.95cm" svg:y1="2.8cm" svg:x2="21cm" svg:y2="5cm" draw:start-shape="id1" draw:start-glue-point="2" draw:end-shape="id2" draw:end-glue-point="4" svg:d="M20950 2800v1101h50v1099" svg:viewBox="0 0 51 2201">
          <text:p/>
        </draw:connector>
        <draw:connector draw:style-name="gr6" draw:text-style-name="P3" draw:layer="layout" svg:x1="25.499cm" svg:y1="7.55cm" svg:x2="26.95cm" svg:y2="9.2cm" draw:start-shape="id2" draw:start-glue-point="7" draw:end-shape="id3" draw:end-glue-point="0" svg:d="M25499 7550h1451v1650" svg:viewBox="0 0 1452 1651">
          <text:p text:style-name="P1">Yes</text:p>
        </draw:connector>
        <draw:connector draw:style-name="gr6" draw:text-style-name="P3" draw:layer="layout" svg:x1="16.5cm" svg:y1="7.55cm" svg:x2="21.4cm" svg:y2="14.3cm" draw:start-shape="id2" draw:start-glue-point="5" draw:end-shape="id4" draw:end-glue-point="0" svg:d="M16500 7550h-502v4651h5402v2099" svg:viewBox="0 0 5403 6751">
          <text:p text:style-name="P1">No</text:p>
        </draw:connector>
        <draw:connector draw:style-name="gr5" draw:text-style-name="P3" draw:layer="layout" svg:x1="26.95cm" svg:y1="10.2cm" svg:x2="21.4cm" svg:y2="14.3cm" draw:start-shape="id3" draw:start-glue-point="2" draw:end-shape="id4" draw:end-glue-point="0" svg:d="M26950 10200v2050h-5550v2050" svg:viewBox="0 0 5551 4101">
          <text:p/>
        </draw:connector>
        <draw:custom-shape draw:style-name="gr7" draw:text-style-name="P2" xml:id="id5" draw:id="id5" draw:layer="layout" svg:width="5.7cm" svg:height="4.4cm" svg:x="18.4cm" svg:y="17.5cm">
          <text:p text:style-name="P1">Is Done button </text:p>
          <text:p text:style-name="P1">click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svg:x1="18.4cm" svg:y1="19.7cm" svg:x2="18.5cm" svg:y2="15.65cm" draw:start-shape="id5" draw:start-glue-point="5" draw:end-shape="id4" draw:end-glue-point="3" svg:d="M18400 19700h-501v-4050h601" svg:viewBox="0 0 602 4051">
          <text:p text:style-name="P1">No</text:p>
        </draw:connector>
        <draw:custom-shape draw:style-name="gr8" draw:text-style-name="P2" xml:id="id6" draw:id="id6" draw:layer="layout" svg:width="7cm" svg:height="2.7cm" svg:x="17.6cm" svg:y="22.3cm">
          <text:p text:style-name="P1">Setup initial variables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24.1cm" svg:y1="19.7cm" svg:x2="24.6cm" svg:y2="23.65cm" draw:start-shape="id5" draw:start-glue-point="7" draw:end-shape="id6" draw:end-glue-point="1" svg:d="M24100 19700h1001v3950h-501" svg:viewBox="0 0 1002 3951">
          <text:p text:style-name="P1">Yes</text:p>
        </draw:connector>
        <draw:connector draw:style-name="gr5" draw:text-style-name="P3" draw:layer="layout" svg:x1="21.1cm" svg:y1="25cm" svg:x2="15.7cm" svg:y2="26.2cm" draw:start-shape="id6" draw:start-glue-point="2" draw:end-shape="id7" svg:d="M21100 25000v600h-5400v600" svg:viewBox="0 0 5401 1201">
          <text:p/>
        </draw:connector>
        <draw:custom-shape draw:style-name="gr9" draw:text-style-name="P2" xml:id="id7" draw:id="id7" draw:layer="layout" svg:width="5.2cm" svg:height="3.1cm" svg:x="13.1cm" svg:y="26.2cm">
          <text:p text:style-name="P1">Iterate Mechanics </text:p>
          <text:p text:style-name="P1">Process</text:p>
          <draw:enhanced-geometry svg:viewBox="0 0 21600 21600" draw:type="rectangle" draw:enhanced-path="M 0 0 L 21600 0 21600 21600 0 21600 0 0 Z N"/>
        </draw:custom-shape>
        <draw:custom-shape draw:style-name="gr10" draw:text-style-name="P2" xml:id="id8" draw:id="id8" draw:layer="layout" svg:width="4.2cm" svg:height="2.8cm" svg:x="19.5cm" svg:y="26.7cm">
          <text:p text:style-name="P1">Draw Screen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5.7cm" svg:y1="29.3cm" svg:x2="13.1cm" svg:y2="27.75cm" draw:start-shape="id7" draw:start-glue-point="2" draw:end-shape="id7" draw:end-glue-point="3" svg:d="M15700 29300v501h-3101v-2051h501" svg:viewBox="0 0 3102 2052">
          <text:p/>
        </draw:connector>
        <draw:connector draw:style-name="gr5" draw:text-style-name="P3" draw:layer="layout" draw:line-skew="-0.65cm" svg:x1="21.1cm" svg:y1="25cm" svg:x2="21.6cm" svg:y2="26.7cm" draw:start-shape="id6" draw:end-shape="id8" draw:end-glue-point="0" svg:d="M21100 25000v200h500v1500" svg:viewBox="0 0 501 1701">
          <text:p/>
        </draw:connector>
        <draw:connector draw:style-name="gr6" draw:text-style-name="P3" draw:layer="layout" svg:x1="23.7cm" svg:y1="28.1cm" svg:x2="24.95cm" svg:y2="29.6cm" draw:start-shape="id8" draw:start-glue-point="1" draw:end-shape="id9" draw:end-glue-point="4" svg:d="M23700 28100h1250v1500" svg:viewBox="0 0 1251 1501">
          <text:p text:style-name="P1"/>
        </draw:connector>
        <draw:custom-shape draw:style-name="gr11" draw:text-style-name="P2" xml:id="id9" draw:id="id9" draw:layer="layout" svg:width="5.7cm" svg:height="4.5cm" svg:x="22.1cm" svg:y="29.6cm">
          <text:p text:style-name="P1">Has any input</text:p>
          <text:p text:style-name="P1"><text:s/>happen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draw:line-skew="0.001cm -0.299cm" svg:x1="22.1cm" svg:y1="31.85cm" svg:x2="21.6cm" svg:y2="26.7cm" draw:start-shape="id9" draw:start-glue-point="5" draw:end-shape="id8" draw:end-glue-point="0" svg:d="M22100 31850h-3100v-5950h2600v800" svg:viewBox="0 0 3101 5951">
          <text:p text:style-name="P1">No</text:p>
        </draw:connector>
        <draw:custom-shape draw:style-name="gr12" draw:text-style-name="P2" xml:id="id10" draw:id="id10" draw:layer="layout" svg:width="7.7cm" svg:height="5.3cm" svg:x="20.8cm" svg:y="35.4cm">
          <text:p text:style-name="P1">Has ESC been press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27.8cm" svg:y1="31.85cm" svg:x2="24.65cm" svg:y2="35.4cm" draw:start-shape="id9" draw:start-glue-point="7" draw:end-shape="id10" draw:end-glue-point="4" svg:d="M27800 31850h502v2901h-3652v649" svg:viewBox="0 0 3653 3551">
          <text:p/>
        </draw:connector>
        <draw:connector draw:style-name="gr6" draw:text-style-name="P3" draw:layer="layout" svg:x1="28.5cm" svg:y1="38.05cm" svg:x2="35.65cm" svg:y2="32.4cm" draw:start-shape="id10" draw:start-glue-point="7" draw:end-shape="id11" draw:end-glue-point="2" svg:d="M28500 38050h7150v-5650" svg:viewBox="0 0 7151 5651">
          <text:p text:style-name="P1">No</text:p>
        </draw:connector>
        <draw:connector draw:style-name="gr5" draw:text-style-name="P3" draw:layer="layout" draw:type="line" svg:x1="20.8cm" svg:y1="38.05cm" svg:x2="20.8cm" svg:y2="38.05cm" draw:start-shape="id10" draw:start-glue-point="5" draw:end-shape="id10" draw:end-glue-point="5" svg:d="M20800 38050z" svg:viewBox="0 0 1 1">
          <text:p/>
        </draw:connector>
        <draw:connector draw:style-name="gr6" draw:text-style-name="P3" draw:layer="layout" draw:type="line" svg:x1="20.9cm" svg:y1="38.05cm" svg:x2="14.369cm" svg:y2="29.837cm" svg:d="M20900 38050l-6531-8213" svg:viewBox="0 0 6532 8214">
          <text:p text:style-name="P1">Yes, Interrupt Mechanics</text:p>
        </draw:connector>
        <draw:custom-shape draw:style-name="gr13" draw:text-style-name="P2" xml:id="id12" draw:id="id12" draw:layer="layout" svg:width="9.8cm" svg:height="1.9cm" svg:x="19.8cm" svg:y="41.8cm">
          <text:p text:style-name="P1">Store state in temporary variable</text:p>
          <draw:enhanced-geometry svg:viewBox="0 0 21600 21600" draw:type="rectangle" draw:enhanced-path="M 0 0 L 21600 0 21600 21600 0 21600 0 0 Z N"/>
        </draw:custom-shape>
        <draw:custom-shape draw:style-name="gr14" draw:text-style-name="P2" xml:id="id11" draw:id="id11" draw:layer="layout" svg:width="9.3cm" svg:height="2.3cm" svg:x="31cm" svg:y="30.1cm">
          <text:p text:style-name="P1">Modify Graphics variables</text:p>
          <text:p text:style-name="P1"><text:s/>as requested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35.65cm" svg:y1="30.1cm" svg:x2="21.6cm" svg:y2="26.7cm" draw:start-shape="id11" draw:start-glue-point="0" draw:end-shape="id8" draw:end-glue-point="0" svg:d="M35650 30100v-3901h-14050v501" svg:viewBox="0 0 14051 3902">
          <text:p/>
        </draw:connector>
        <draw:connector draw:style-name="gr5" draw:text-style-name="P3" draw:layer="layout" svg:x1="24.65cm" svg:y1="40.7cm" svg:x2="24.7cm" svg:y2="41.8cm" draw:start-shape="id10" draw:start-glue-point="6" draw:end-shape="id12" svg:d="M24650 40700v551h50v549" svg:viewBox="0 0 51 1101">
          <text:p/>
        </draw:connector>
        <draw:connector draw:style-name="gr5" draw:text-style-name="P3" draw:layer="layout" svg:x1="24.7cm" svg:y1="43.7cm" svg:x2="26.95cm" svg:y2="9.2cm" draw:start-shape="id12" draw:start-glue-point="2" draw:end-shape="id3" draw:end-glue-point="0" svg:d="M24700 43700v501h5501v-35502h-3251v501" svg:viewBox="0 0 5502 355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6T17:52:13.634066702</meta:creation-date>
    <dc:date>2019-01-06T18:30:37.508085776</dc:date>
    <meta:editing-duration>PT17M32S</meta:editing-duration>
    <meta:editing-cycles>2</meta:editing-cycles>
    <meta:generator>LibreOffice/5.1.6.2$Linux_X86_64 LibreOffice_project/10m0$Build-2</meta:generator>
    <meta:document-statistic meta:object-count="30"/>
  </office:meta>
</office:document-meta>
</file>